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2.5075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c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m88ywq</text:p>
          </table:table-cell>
          <table:table-cell table:formula="of:=&quot;The 100-year agenda &quot; &amp; TEXT([.A1];&quot;####&quot;)" office:value-type="string" office:string-value="The 100-year agenda 1997" calcext:value-type="string">
            <text:p>The 100-year agenda 1997</text:p>
          </table:table-cell>
          <table:table-cell office:value-type="string" calcext:value-type="string">
            <text:p>Personal Growth</text:p>
          </table:table-cell>
          <table:table-cell table:formula="of:=&quot;The 100-Year Agenda is more than just a planner - it's a lasting record of your life's journey.  It offers a dedicated space to document the milestones that truly matter, from family celebrations and professional successes to health history and personal reflections.&#10;&#10;Spanning a full century (&quot;&amp;TEXT([.A1]; &quot;####&quot;)&amp;&quot;-&quot;&amp;TEXT([.A1]+100; &quot;####&quot;)&amp;&quot;), this agenda helps you step away from the frenzy of the digital present and reconnect with what is essential.&#10;&#10;A perfect gift:&#10;*   For parents: to document a newborn's journey, starting months before birth.&#10;*   For a graduation: a gift that offers long-term perspective.&#10;*   For a wedding: a diary for two, shared over a lifetime.&#10;*   And for you: a space to reflect on the past and tell your story.&#10;&#10;Key Features:&#10;*   Starting year: &quot;&amp;TEXT([.A1]; &quot;####&quot;)&amp;&quot; (other versions available on our website).&#10;*   Language-neutral design, suitable for use in any language.&#10;*   Coil binding for durability and easy writing on both left and right pages.&#10;*   One page per year, featuring a clear, minimal calendar and space for notes.&#10;*   Black-and-white interior to keep costs low.&quot;" office:value-type="string" office:string-value="The 100-Year Agenda is more than just a planner - it's a lasting record of your life's journey.  It offers a dedicated space to document the milestones that truly matter, from family celebrations and professional successes to health history and personal reflections.&#10;&#10;Spanning a full century (1997-2097), this agenda helps you step away from the frenzy of the digital present and reconnect with what is essential.&#10;&#10;A perfect gift:&#10;*   For parents: to document a newborn's journey, starting months before birth.&#10;*   For a graduation: a gift that offers long-term perspective.&#10;*   For a wedding: a diary for two, shared over a lifetime.&#10;*   And for you: a space to reflect on the past and tell your story.&#10;&#10;Key Features:&#10;*   Starting year: 1997 (other versions available on our website).&#10;*   Language-neutral design, suitable for use in any language.&#10;*   Coil binding for durability and easy writing on both left and right pages.&#10;*   One page per year, featuring a clear, minimal calendar and space for notes.&#10;*   Black-and-white interior to keep costs low." calcext:value-type="string">
            <text:p>The 100-Year Agenda is more than just a planner - it's a lasting record of your life's journey.  It offers a dedicated space to document the milestones that truly matter, from family celebrations and professional successes to health history and personal reflections.</text:p>
            <text:p/>
            <text:p>Spanning a full century (1997-2097), this agenda helps you step away from the frenzy of the digital present and reconnect with what is essential.</text:p>
            <text:p/>
            <text:p>A perfect gift:</text:p>
            <text:p>*   For parents: to document a newborn's journey, starting months before birth.</text:p>
            <text:p>*   For a graduation: a gift that offers long-term perspective.</text:p>
            <text:p>*   For a wedding: a diary for two, shared over a lifetime.</text:p>
            <text:p>*   And for you: a space to reflect on the past and tell your story.</text:p>
            <text:p/>
            <text:p>Key Features:</text:p>
            <text:p>*   Starting year: 1997 (other versions available on our website).</text:p>
            <text:p>*   Language-neutral design, suitable for use in any language.</text:p>
            <text:p>*   Coil binding for durability and easy writing on both left and right pages.</text:p>
            <text:p>*   One page per year, featuring a clear, minimal calendar and space for notes.</text:p>
            <text:p>*   Black-and-white interior to keep costs low.</text:p>
          </table:table-cell>
          <table:table-cell office:value-type="string" calcext:value-type="string">
            <text:p>SELF-HELP / Journaling</text:p>
          </table:table-cell>
          <table:table-cell office:value-type="string" calcext:value-type="string">
            <text:p>HEALTH &amp; FITNESS / Pregnancy &amp; Childbirth</text:p>
          </table:table-cell>
          <table:table-cell office:value-type="string" calcext:value-type="string">
            <text:p>PSYCHOLOGY / Psychotherapy / Couples &amp; Family</text:p>
          </table:table-cell>
          <table:table-cell office:value-type="string" calcext:value-type="string">
            <text:p>journal, agenda, diary, self-help, 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jp547k</text:p>
          </table:table-cell>
          <table:table-cell table:number-columns-repeated="7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57wndp8</text:p>
          </table:table-cell>
          <table:table-cell table:number-columns-repeated="7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yvkqr2z</text:p>
          </table:table-cell>
          <table:table-cell table:number-columns-repeated="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56edw7</text:p>
          </table:table-cell>
          <table:table-cell table:number-columns-repeated="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7kw5dmz</text:p>
          </table:table-cell>
          <table:table-cell table:number-columns-repeated="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rmw247n</text:p>
          </table:table-cell>
          <table:table-cell table:number-columns-repeated="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v647q2</text:p>
          </table:table-cell>
          <table:table-cell table:number-columns-repeated="7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q6w78m5</text:p>
          </table:table-cell>
          <table:table-cell table:number-columns-repeated="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gjp54k6</text:p>
          </table:table-cell>
          <table:table-cell table:number-columns-repeated="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7kw5ddk</text:p>
          </table:table-cell>
          <table:table-cell table:number-columns-repeated="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q6w788j</text:p>
          </table:table-cell>
          <table:table-cell table:number-columns-repeated="7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p6wmnm4</text:p>
          </table:table-cell>
          <table:table-cell table:number-columns-repeated="7"/>
        </table:table-row>
        <table:table-row table:style-name="ro5">
          <table:table-cell office:value-type="float" office:value="2017" calcext:value-type="float">
            <text:p>2017</text:p>
          </table:table-cell>
          <table:table-cell office:value-type="string" calcext:value-type="string">
            <text:p>65w8dej</text:p>
          </table:table-cell>
          <table:table-cell table:number-columns-repeated="7"/>
        </table:table-row>
        <table:table-row table:style-name="ro6">
          <table:table-cell office:value-type="float" office:value="2018" calcext:value-type="float">
            <text:p>2018</text:p>
          </table:table-cell>
          <table:table-cell office:value-type="string" calcext:value-type="string">
            <text:p>p6wmn84</text:p>
          </table:table-cell>
          <table:table-cell table:number-columns-repeated="7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kv674kv</text:p>
          </table:table-cell>
          <table:table-cell table:number-columns-repeated="7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v8w7zep</text:p>
          </table:table-cell>
          <table:table-cell table:number-columns-repeated="7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dy8e7nn</text:p>
          </table:table-cell>
          <table:table-cell table:number-columns-repeated="7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zmzengn</text:p>
          </table:table-cell>
          <table:table-cell table:number-columns-repeated="7"/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string" calcext:value-type="string">
            <text:p>456dyz6</text:p>
          </table:table-cell>
          <table:table-cell table:number-columns-repeated="7"/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string" calcext:value-type="string">
            <text:p>rmw4dyj</text:p>
          </table:table-cell>
          <table:table-cell table:number-columns-repeated="7"/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string" calcext:value-type="string">
            <text:p>rmweyjw</text:p>
          </table:table-cell>
          <table:table-cell table:number-columns-repeated="7"/>
        </table:table-row>
        <table:table-row table:style-name="ro3">
          <table:table-cell office:value-type="float" office:value="2026" calcext:value-type="float">
            <text:p>2026</text:p>
          </table:table-cell>
          <table:table-cell office:value-type="string" calcext:value-type="string">
            <text:p>456devw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13T15:59:18.067323166</dc:date>
    <meta:editing-duration>PT21M32S</meta:editing-duration>
    <meta:editing-cycles>3</meta:editing-cycles>
    <meta:document-statistic meta:table-count="1" meta:cell-count="53" meta:object-count="0"/>
  </office:meta>
</office:document-meta>
</file>